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bold" style:font-weight-asian="bold" style:font-weight-complex="bol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° Onagre : {identifiant_onagre}</text:p>
      <text:p text:style-name="Standard"/>
      <text:p text:style-name="Standard">Activité principale : {activité_principale}</text:p>
      <text:p text:style-name="Standard"/>
      <text:p text:style-name="Standard">Bonjour,</text:p>
      <text:p text:style-name="Standard"/>
      <text:p text:style-name="Standard">Vous trouverez ci-joint le DDEP, la liste des espèces impactées et ma saisine du CNPN / CSRPN pour le projet {nom} porté par {demandeur} situé à {localisation}</text:p>
      <text:p text:style-name="Standard"/>
      <text:p text:style-name="Standard">Il concerne les espèces suivantes groupées par impact :</text:p>
      <text:p text:style-name="Standard"/>
      <text:p text:style-name="Standard">{#each liste_espèces_par_impact as élément}</text:p>
      <text:p text:style-name="P2">{élément.impact}</text:p>
      <text:list text:style-name="L1">
        <text:list-item>
          <text:p text:style-name="P3">{#each élément.liste_espèces as espèce}</text:p>
        </text:list-item>
        <text:list-item>
          <text:p text:style-name="P3">{espèce.nomVernaculaire} (<text:span text:style-name="Police_20_par_20_défaut"><text:span text:style-name="T1">{espèce.nomScientifique}</text:span></text:span>)</text:p>
        </text:list-item>
        <text:list-item>
          <text:p text:style-name="P3">{/each}</text:p>
        </text:list-item>
      </text:list>
      <text:p text:style-name="Standard"/>
      <text:p text:style-name="Standard"><text:span text:style-name="Source_20_Text"><text:span text:style-name="T2">{/each}</text:span></text:span></text:p>
      <text:p text:style-name="Standard"/>
      <text:p text:style-name="Standard"/>
      <text:p text:style-name="Standard"><text:span text:style-name="Source_20_Text"><text:span text:style-name="T2">{#if régime_autorisation_environnementale_renseigné}</text:span></text:span></text:p>
      <text:p text:style-name="Standard"/>
      <text:p text:style-name="Standard"><text:span text:style-name="Source_20_Text"><text:span text:style-name="T2">Il s’agit d’un projet en Autorisation environnementale : <text:s/>{#if régime_autorisation_environnementale} </text:span></text:span><text:span text:style-name="Source_20_Text"><text:span text:style-name="T3">Oui</text:span></text:span><text:span text:style-name="Source_20_Text"><text:span text:style-name="T2"> {:else} </text:span></text:span><text:span text:style-name="Source_20_Text"><text:span text:style-name="T3">Non</text:span></text:span><text:span text:style-name="Source_20_Text"><text:span text:style-name="T2"> {/if}</text:span></text:span></text:p>
      <text:p text:style-name="Standard"/>
      <text:p text:style-name="Standard"><text:span text:style-name="Source_20_Text"><text:span text:style-name="T2">{/if}</text:span></text:span></text:p>
      <text:p text:style-name="Standard"/>
      <text:p text:style-name="Standard"><text:span text:style-name="Source_20_Text"><text:span text:style-name="T2">Cordialement,</text:span>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creator>hp</dc:creator>
    <meta:creation-date>2025-07-09T08:54:00Z</meta:creation-date>
    <dc:date>2025-07-09T08:56:00Z</dc:date>
    <meta:editing-cycles>2</meta:editing-cycles>
    <meta:editing-duration>PT300S</meta:editing-duration>
    <meta:document-statistic meta:table-count="0" meta:image-count="0" meta:object-count="0" meta:page-count="1" meta:paragraph-count="15" meta:word-count="79" meta:character-count="656" meta:non-whitespace-character-count="593"/>
    <meta:template xlink:type="simple" xlink:actuate="onRequest" xlink:title="" xlink:href="../Téléchargements/Saisine%20CNPN%20CSRPN%20Amenagement(1).odt/Normal.dotm"/>
  </office:meta>
</office:document-meta>
</file>